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80a" officeooo:paragraph-rsid="00085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rainStep = 1000</text:p>
      <text:p text:style-name="P1"/>
      <text:p text:style-name="P1">a) TimeStep=1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7:38:40.258169710</meta:creation-date>
    <dc:date>2017-12-25T17:39:36.892685179</dc:date>
    <meta:editing-duration>PT57S</meta:editing-duration>
    <meta:editing-cycles>1</meta:editing-cycles>
    <meta:document-statistic meta:table-count="0" meta:image-count="0" meta:object-count="0" meta:page-count="1" meta:paragraph-count="2" meta:word-count="6" meta:character-count="34" meta:non-whitespace-character-count="30"/>
    <meta:generator>LibreOffice/5.1.6.2$Linux_X86_64 LibreOffice_project/10m0$Build-2</meta:generator>
  </office:meta>
</office:document-meta>
</file>